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3" svg:font-family="JuniusX" style:font-pitch="variable"/>
    <style:font-face style:name="JuniusX2" svg:font-family="JuniusX" style:font-adornments="Bold" style:font-pitch="variable"/>
    <style:font-face style:name="JuniusX1" svg:font-family="JuniusX" style:font-adornments="Italic" style:font-pitch="variable"/>
    <style:font-face style:name="JuniusX" svg:font-family="JuniusX" style:font-adornments="Regular" style:font-pitch="variable"/>
    <style:font-face style:name="JuniusX:cv60" svg:font-family="JuniusX:cv60" style:font-pitch="variable"/>
    <style:font-face style:name="JuniusX:cv61" svg:font-family="JuniusX:cv61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mcp1" svg:font-family="JuniusX:smcp" style:font-adornments="Regular" style:font-pitch="variable"/>
    <style:font-face style:name="JuniusX:ss01" svg:font-family="JuniusX:ss01" style:font-pitch="variable"/>
    <style:font-face style:name="JuniusX:ss07" svg:font-family="JuniusX:ss07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Indented_20_para">
      <style:text-properties style:font-name="JuniusX:cv61=2"/>
    </style:style>
    <style:style style:name="T1" style:family="text">
      <style:text-properties officeooo:rsid="00677c3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7f29b9"/>
    </style:style>
    <style:style style:name="T5" style:family="text">
      <style:text-properties style:font-name="JuniusX3"/>
    </style:style>
    <style:style style:name="T6" style:family="text">
      <style:text-properties style:font-name="JuniusX3" officeooo:rsid="007f29b9"/>
    </style:style>
    <style:style style:name="T7" style:family="text">
      <style:text-properties style:font-name="JuniusX3" officeooo:rsid="00812340"/>
    </style:style>
    <style:style style:name="T8" style:family="text">
      <style:text-properties officeooo:rsid="00812340"/>
    </style:style>
    <style:style style:name="T9" style:family="text">
      <style:text-properties style:font-name="JuniusX:cv60"/>
    </style:style>
    <style:style style:name="T10" style:family="text">
      <style:text-properties style:font-name="JuniusX:cv60" officeooo:rsid="0081f13d"/>
    </style:style>
    <style:style style:name="T11" style:family="text">
      <style:text-properties officeooo:rsid="0081f13d"/>
    </style:style>
    <style:style style:name="T12" style:family="text">
      <style:text-properties style:font-name="JuniusX:cv61"/>
    </style:style>
    <style:style style:name="T13" style:family="text">
      <style:text-properties style:font-name="JuniusX:cv61" officeooo:rsid="0081f13d"/>
    </style:style>
    <style:style style:name="T14" style:family="text">
      <style:text-properties style:font-name="JuniusX:cv61=2"/>
    </style:style>
    <style:style style:name="T15" style:family="text">
      <style:text-properties style:font-name="JuniusX:cv61=2" officeooo:rsid="0081f13d"/>
    </style:style>
    <style:style style:name="T16" style:family="text">
      <style:text-properties style:font-name="JuniusX:sups"/>
    </style:style>
    <style:style style:name="T17" style:family="text">
      <style:text-properties style:font-name="JuniusX:ss07"/>
    </style:style>
    <style:style style:name="T18" style:family="text">
      <style:text-properties officeooo:rsid="00858052"/>
    </style:style>
    <style:style style:name="T19" style:family="text">
      <style:text-properties officeooo:rsid="008775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sing JuniusX to reproduce the abbreviations in Martin,<text:line-break/></text:span><text:span text:style-name="T2">The Record Interpreter</text:span></text:h>
      <text:p text:style-name="Text_20_body">For a straight stroke over any letter, use the <text:span text:style-name="UName">combining macron</text:span> (U+0304, and note that combining marks must follow the base character):</text:p>
      <text:p text:style-name="Indented_20_para">ōnis <text:span text:style-name="foreign">omnis</text:span>; om̄is <text:span text:style-name="foreign">omnis</text:span>; dāpna <text:span text:style-name="foreign">dampna</text:span>; damp̄a <text:span text:style-name="foreign">dampna</text:span>.</text:p>
      <text:p text:style-name="Text_20_body">For a stroke through a tall letter, use the <text:span text:style-name="UName">combining short stroke overlay</text:span> (U+0335): <text:span text:style-name="letter_20_illustration"><text:span text:style-name="T3">f̵ d̵ l̵</text:span></text:span>. But there are also precomposed versions of <text:span text:style-name="letter_20_illustration">d</text:span>, <text:span text:style-name="letter_20_illustration">l</text:span> and other characters with stroke, e.g. <text:span text:style-name="letter_20_illustration">đ</text:span> (U+0111), <text:span text:style-name="letter_20_illustration">ƚ</text:span> (U+019A).</text:p>
      <text:p text:style-name="Text_20_body">For <text:span text:style-name="letter_20_illustration">~</text:span> above any character, use the <text:span text:style-name="UName">combining tilde</text:span> (U+0303):</text:p>
      <text:p text:style-name="Indented_20_para">ã ac, <text:span text:style-name="foreign">apud</text:span>; ã <text:span text:style-name="foreign">alias</text:span>.<text:line-break/>dñs <text:span text:style-name="foreign">dominus</text:span>; carĩna <text:span text:style-name="foreign">carmina</text:span>; fc̃is <text:span text:style-name="foreign">factis</text:span>.<text:line-break/>põita <text:span text:style-name="foreign">posita</text:span>.</text:p>
      <text:p text:style-name="Text_20_body">For <text:span text:style-name="letter_20_illustration">~</text:span> through a vertical stroke, use the <text:span text:style-name="UName">tilde overlay</text:span> (U+0334): <text:span text:style-name="letter_20_illustration">l̴ d̴</text:span> (U+0303 would be <text:span text:style-name="T4">positioned</text:span> above the letter, e.g. <text:span text:style-name="letter_20_illustration">l̃</text:span>, <text:span text:style-name="letter_20_illustration">d̃</text:span>).</text:p>
      <text:p text:style-name="Text_20_body">The figure meaning <text:span text:style-name="foreign">er</text:span>, <text:span text:style-name="foreign">re</text:span>, <text:span text:style-name="foreign">ir</text:span> is a common medieval abbreviation which takes many forms. The semantically correct Unicode character is the <text:span text:style-name="UName">combining zigzag</text:span> (◌͛, U+035B), but the best match in JuniusX is a variant of this, U+F1C8. The best way to access this variant is to apply the OpenType feature <text:span text:style-name="UName">cv61</text:span> (with an index of 2) to U+035B, as here:</text:p>
      <text:p text:style-name="P1"><text:span text:style-name="T5">int</text:span><text:span text:style-name="T6">{^zz}</text:span><text:span text:style-name="T5"> </text:span><text:span text:style-name="foreign"><text:span text:style-name="T5">inter</text:span></text:span><text:span text:style-name="T5">; f</text:span><text:span text:style-name="T7">{^zz}‌</text:span><text:span text:style-name="T5">rū </text:span><text:span text:style-name="foreign"><text:span text:style-name="T5">ferrum</text:span></text:span><text:span text:style-name="T5">; p</text:span><text:span text:style-name="T6">{^zz}</text:span><text:span text:style-name="T5"> </text:span><text:span text:style-name="foreign"><text:span text:style-name="T5">prae</text:span></text:span><text:span text:style-name="T5">; seru͛e </text:span><text:span text:style-name="foreign"><text:span text:style-name="T5">servire</text:span></text:span><text:span text:style-name="T5">.</text:span></text:p>
      <text:p text:style-name="Text_20_body">The symbol for <text:span text:style-name="foreign">is</text:span>, <text:span text:style-name="foreign">es</text:span> is the <text:span text:style-name="UName">is-sign</text:span> (U+A76D):</text:p>
      <text:p text:style-name="Indented_20_para">forꝭ <text:span text:style-name="foreign">foris</text:span>; om̄ꝭ <text:span text:style-name="foreign">omnes</text:span>; ꝯtꝭ <text:span text:style-name="foreign">competentes</text:span>; infꝭ <text:span text:style-name="foreign">infortunium</text:span>.</text:p>
      <text:p text:style-name="Text_20_body">There are two characters for <text:span text:style-name="foreign">-us</text:span> in Unicode: the <text:span text:style-name="UName">spacing us</text:span> U+A770 (do not confuse this with <text:span text:style-name="UName">con</text:span> U+A76F) and the <text:span text:style-name="UName">combining us</text:span> U+1DD2 (treatment of which is not yet complete in JuniusX, but the <text:span text:style-name="book_20_title">Record Interpreter</text:span> appears to use only the spacing character):</text:p>
      <text:p text:style-name="Indented_20_para">ip̃iꝰ <text:span text:style-name="foreign">ipsius</text:span>; usꝰ <text:span text:style-name="foreign">uersus</text:span>; pꝰtea <text:span text:style-name="foreign">postea</text:span>; pꝰ <text:span text:style-name="foreign">post</text:span>.</text:p>
      <text:p text:style-name="Text_20_body">The three-like sign is the <text:span text:style-name="UName">et sign</text:span> (◌ꝫ, U+A76B—do not confuse this with Middle English yogh: <text:span text:style-name="letter_20_illustration">ȝ</text:span>, U+021D):</text:p>
      <text:p text:style-name="Indented_20_para">quibꝫ <text:span text:style-name="foreign">quibus</text:span>; licꝫ <text:span text:style-name="foreign">licet</text:span>; sꝫ <text:span text:style-name="foreign">sed</text:span>.</text:p>
      <text:p text:style-name="Text_20_body"><text:soft-page-break/>For <text:span text:style-name="foreign">-rum</text:span> the Unicode <text:span text:style-name="UName"><text:span text:style-name="T8">rum rotunda</text:span></text:span> (U+A75D) is like the one in MUFI/Junicode. The one in <text:span text:style-name="T8">t</text:span>he <text:span text:style-name="book_20_title">Record Interpreter</text:span> appears to be a late stylized version of this. Use U+A75D and apply OpenType tag <text:span text:style-name="UName">cv60</text:span> <text:span text:style-name="T11">(</text:span>or, <text:span text:style-name="T11">if you’re using InDesign,</text:span> find it in the character palette<text:span text:style-name="T18">)</text:span>:</text:p>
      <text:p text:style-name="Indented_20_para"><text:span text:style-name="T9">aĩaꝝ </text:span><text:span text:style-name="foreign"><text:span text:style-name="T9">animarum</text:span></text:span><text:span text:style-name="T9">; coꝝpere </text:span><text:span text:style-name="foreign"><text:span text:style-name="T9">corrumpere</text:span></text:span><text:span text:style-name="T9">; beatoꝝ </text:span><text:span text:style-name="foreign"><text:span text:style-name="T9">beatorum</text:span></text:span><text:span text:style-name="T9">.</text:span></text:p>
      <text:p text:style-name="Text_20_body">For <text:span text:style-name="foreign">cum</text:span>, <text:span text:style-name="foreign">con</text:span>, etc. use <text:span text:style-name="UName"><text:span text:style-name="T11">small letter con</text:span></text:span> (U+A76F):</text:p>
      <text:p text:style-name="Indented_20_para">ꝯputus <text:span text:style-name="foreign">computus</text:span>; ꝯa <text:span text:style-name="foreign">contra</text:span>; ꝯnouit <text:span text:style-name="foreign">cognouit</text:span>.</text:p>
      <text:p text:style-name="Text_20_body">For <text:span text:style-name="foreign">per</text:span>, use <text:span text:style-name="UName"><text:span text:style-name="T11">p with stroke</text:span></text:span> U+A751; for <text:span text:style-name="foreign">pro,</text:span> use <text:span text:style-name="UName"><text:span text:style-name="T11">p with flourish</text:span></text:span> U+A753; for <text:span text:style-name="foreign">prae</text:span>, etc. use a variant of the <text:span text:style-name="UName">zigzag</text:span> (above) with <text:span text:style-name="letter_20_illustration">p</text:span>:</text:p>
      <text:p text:style-name="Indented_20_para">ꝑsōa <text:span text:style-name="foreign">persona</text:span>; ꝯꝑet <text:span text:style-name="foreign">comparet</text:span>; <text:span text:style-name="T14">p</text:span><text:span text:style-name="T15">{^zz}</text:span><text:span text:style-name="T14">sẽs</text:span> <text:span text:style-name="foreign">praesens</text:span>; ꝓceres <text:span text:style-name="foreign">proceres</text:span>.</text:p>
      <text:p text:style-name="Text_20_body">For <text:span text:style-name="letter_20_illustration">q</text:span> with stroke through the descender, there are two Unicode points: U+A757 for a straight stroke, and U+A759 for a diagonal stroke <text:span text:style-name="T11">(the </text:span><text:span text:style-name="book_20_title"><text:span text:style-name="T11">Record Interpreter</text:span></text:span><text:span text:style-name="T11"> appears to use only the former)</text:span>:</text:p>
      <text:p text:style-name="Indented_20_para">ꝗ <text:span text:style-name="foreign">quod</text:span>; ꝗd <text:span text:style-name="foreign">quid</text:span>; ꝗbꝫ <text:span text:style-name="foreign">quibus</text:span>.</text:p>
      <text:p text:style-name="Text_20_body">For <text:span text:style-name="foreign">quae</text:span>, use <text:span text:style-name="T11">the ligature</text:span> U+E8BF (MUFI, not Unicode):<text:span text:style-name="letter_20_illustration"> </text:span>.</text:p>
      <text:p text:style-name="Text_20_body">All of the letters a-z are available in superscript form. Access with the <text:span text:style-name="UName">sups</text:span> OpenType feature:</text:p>
      <text:p text:style-name="Indented_20_para">q<text:span text:style-name="T16">o</text:span>s <text:span text:style-name="foreign">quos</text:span>; c<text:span text:style-name="T16">i</text:span>lo <text:span text:style-name="foreign">circulo</text:span>; cap<text:span text:style-name="T16">i</text:span> <text:span text:style-name="foreign">capituli</text:span>.</text:p>
      <text:p text:style-name="Text_20_body">All letters a–z, and several others too, also have combining forms <text:span text:style-name="T19">(</text:span>for which see the document Diacritics_guide.pdf in the JuniusX repository<text:span text:style-name="T19">)</text:span>:</text:p>
      <text:p text:style-name="Indented_20_para">qͦ <text:span text:style-name="foreign">quo</text:span>; qͥ <text:span text:style-name="foreign">qui</text:span> quatt{^or<text:span text:style-name="T18">}</text:span> <text:span text:style-name="foreign">quattuor</text:span>.</text:p>
      <text:p text:style-name="Text_20_body"><text:span text:style-name="T17">For underdotted text, use Stylistic Set 7, Underdotted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3" svg:font-family="JuniusX" style:font-pitch="variable"/>
    <style:font-face style:name="JuniusX2" svg:font-family="JuniusX" style:font-adornments="Bold" style:font-pitch="variable"/>
    <style:font-face style:name="JuniusX1" svg:font-family="JuniusX" style:font-adornments="Italic" style:font-pitch="variable"/>
    <style:font-face style:name="JuniusX" svg:font-family="JuniusX" style:font-adornments="Regular" style:font-pitch="variable"/>
    <style:font-face style:name="JuniusX:cv60" svg:font-family="JuniusX:cv60" style:font-pitch="variable"/>
    <style:font-face style:name="JuniusX:cv61" svg:font-family="JuniusX:cv61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mcp1" svg:font-family="JuniusX:smcp" style:font-adornments="Regular" style:font-pitch="variable"/>
    <style:font-face style:name="JuniusX:ss01" svg:font-family="JuniusX:ss01" style:font-pitch="variable"/>
    <style:font-face style:name="JuniusX:ss07" svg:font-family="JuniusX:ss07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loext:contextual-spacing="false" fo:line-height="0.25in"/>
      <style:text-properties style:font-name="JuniusX2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Indented_20_para" style:display-name="Indented para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eign" style:family="text">
      <style:text-properties style:font-name="JuniusX1" fo:font-family="JuniusX" style:font-style-name="Italic" style:font-pitch="variable" fo:font-style="italic"/>
    </style:style>
    <style:style style:name="book_20_title" style:display-name="book title" style:family="text">
      <style:text-properties style:font-name="JuniusX1" fo:font-family="JuniusX" style:font-style-name="Italic" style:font-pitch="variable" fo:font-style="italic"/>
    </style:style>
    <style:style style:name="letter_20_illustration" style:display-name="letter illustration" style:family="text">
      <style:text-properties style:font-name="JuniusX2" fo:font-family="JuniusX" style:font-style-name="Bold" style:font-pitch="variable" fo:font-weight="bold"/>
    </style:style>
    <style:style style:name="UName" style:family="text">
      <style:text-properties style:font-name="JuniusX:smcp1" fo:font-family="JuniusX:smcp" style:font-style-name="Regular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9:40:29.518354389</meta:creation-date>
    <dc:date>2020-05-14T08:36:51.674210970</dc:date>
    <meta:editing-duration>PT9H10M2S</meta:editing-duration>
    <meta:editing-cycles>66</meta:editing-cycles>
    <meta:generator>LibreOffice/6.2.1.2$MacOSX_X86_64 LibreOffice_project/7bcb35dc3024a62dea0caee87020152d1ee96e71</meta:generator>
    <meta:document-statistic meta:table-count="0" meta:image-count="0" meta:object-count="0" meta:page-count="2" meta:paragraph-count="29" meta:word-count="496" meta:character-count="2913" meta:non-whitespace-character-count="2451"/>
  </office:meta>
</office:document-meta>
</file>